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packet variation ideas :</text:p>
      <text:p text:style-name="Standard"/>
      <text:p text:style-name="Standard">What about sending you bad packets to test your logic/flow? Similar set to these I reckon</text:p>
      <text:p text:style-name="Standard"/>
      <text:p text:style-name="Standard">Should be configuration based so I can add my own as I go</text:p>
      <text:p text:style-name="Standard">request and expected response pairs? Order important for memory operationt tests</text:p>
      <text:p text:style-name="Standard">grouping of operations into test units? Still want to know what exactly failed though. hmm</text:p>
      <text:p text:style-name="Standard"/>
      <text:p text:style-name="Standard">flash writing tests should be optional and in a special section because flash writes are limited!</text:p>
      <text:p text:style-name="Standard"/>
      <text:p text:style-name="Standard">Test each reset type by read ram, write ram, read ram, reset, read ram</text:p>
      <text:p text:style-name="Standard"/>
      <text:p text:style-name="Standard">Use the echo function to ensure all the header variations work as expected.</text:p>
      <text:p text:style-name="Standard">Flags payloadid</text:p>
      <text:p text:style-name="Standard">ditto + ack</text:p>
      <text:p text:style-name="Standard">ditto + length</text:p>
      <text:p text:style-name="Standard">ditto + addrs</text:p>
      <text:p text:style-name="Standard">ditto + ack and length</text:p>
      <text:p text:style-name="Standard">ditto + ack and addrs</text:p>
      <text:p text:style-name="Standard">ditto + addrs and length</text:p>
      <text:p text:style-name="Standard"/>
      <text:p text:style-name="Standard">addr tests :</text:p>
      <text:p text:style-name="Standard">0 for source = error</text:p>
      <text:p text:style-name="Standard">ecu addr for source = error</text:p>
      <text:p text:style-name="Standard">ecu for target works</text:p>
      <text:p text:style-name="Standard">non ecu for target fails silently</text:p>
      <text:p text:style-name="Standard"/>
      <text:p text:style-name="Standard">// full test of every known combo of positive responses in a non combinatorial way plus :</text:p>
      <text:p text:style-name="Standard">one of each combo of header types and look for matching responses</text:p>
      <text:p text:style-name="Standard">one of each payload id and look for correct responses</text:p>
      <text:p text:style-name="Standard">one of each <text:s/>location id for memory actions :</text:p>
      <text:p text:style-name="Standard"><text:tab/>all known ram should work, only full blocks of flash and bigger should work</text:p>
      <text:p text:style-name="Standard">for writes and burns get, modify, put, get check :</text:p>
      <text:p text:style-name="Standard"><text:tab/>write straight to ram, check only ram</text:p>
      <text:p text:style-name="Standard"><text:tab/>write straight to flash, check ram and flash afterwards</text:p>
      <text:p text:style-name="Standard"><text:tab/>write to ram, tell it to burn that down, check both</text:p>
      <text:p text:style-name="Standard">table writing of blocks, axis rpm, axis load, cells validation errors – all table types, main and small ones</text:p>
      <text:p text:style-name="Standard"/>
      <text:p text:style-name="Standard">// ensure the escaping doesn't mess up the checksum check</text:p>
      <text:p text:style-name="Standard">packet with no escaped bytes and bad checksum</text:p>
      <text:p text:style-name="Standard">packet with escaped escape and bad checksum</text:p>
      <text:p text:style-name="Standard">packet with escaped start and bad checksum</text:p>
      <text:p text:style-name="Standard">packet with escaped stop and bad checksum</text:p>
      <text:p text:style-name="Standard">packet with escaped escape and escaped start and bad checksum</text:p>
      <text:p text:style-name="Standard">packet with escaped escape and escaped stop and bad checksum</text:p>
      <text:p text:style-name="Standard">packet with escaped start and escaped stop and bad checksum</text:p>
      <text:p text:style-name="Standard"/>
      <text:p text:style-name="Standard">// test that escapes function and produce good data that works and don't mess up the checksum check</text:p>
      <text:p text:style-name="Standard">// use echo function for this</text:p>
      <text:p text:style-name="Standard"><text:soft-page-break/>packet with escaped escape and good checksum</text:p>
      <text:p text:style-name="Standard">packet with escaped start and good checksum</text:p>
      <text:p text:style-name="Standard">packet with escaped stop and good checksum</text:p>
      <text:p text:style-name="Standard">packet with escaped escape and escaped start and good checksum</text:p>
      <text:p text:style-name="Standard">packet with escaped escape and escaped stop and good checksum</text:p>
      <text:p text:style-name="Standard">packet with escaped start and escaped stop and good checksum</text:p>
      <text:p text:style-name="Standard"/>
      <text:p text:style-name="Standard">check that one byte +1 and one -1 don't fail checksum (only error type we can't catch...)</text:p>
      <text:p text:style-name="Standard"/>
      <text:p text:style-name="Standard">// test that various wrong payload IDs behave as expected</text:p>
      <text:p text:style-name="P1">unimplemented payload IDs iterrated through</text:p>
      <text:p text:style-name="Standard">unknown even payload Ids return <text:s/>correct error</text:p>
      <text:p text:style-name="Standard">odd payload ids return correct error</text:p>
      <text:p text:style-name="Standard"/>
      <text:p text:style-name="Standard">// lengths</text:p>
      <text:p text:style-name="Standard">length doesnt match length header field</text:p>
      <text:p text:style-name="Standard">length doesn't match payload id and location id for blocks (one wrong sent for each location id)</text:p>
      <text:p text:style-name="Standard">length wrong because N zero bytes inserted which allow checksum to pass stil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_ASUS_Edition$Linux OpenOffice.org_project/680m13$Build-9292$CWS-c23v002</meta:generator>
    <meta:initial-creator>Fred Cooke</meta:initial-creator>
    <meta:creation-date>2008-11-20T07:14:49</meta:creation-date>
    <dc:creator>Fred Cooke</dc:creator>
    <dc:date>2008-11-20T08:11:43</dc:date>
    <meta:editing-cycles>10</meta:editing-cycles>
    <meta:editing-duration>PT56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479" meta:character-count="2792"/>
  </office:meta>
</office:document-meta>
</file>